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gif" manifest:full-path="Pictures/1000020000000010000000101B5106C7.gif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Helvetica" svg:font-family="Helvetica"/>
    <style:font-face style:name="OpenSymbol" svg:font-family="OpenSymbol"/>
    <style:font-face style:name="StarSymbol" svg:font-family="StarSymbol"/>
    <style:font-face style:name="Tahoma1" svg:font-family="Tahoma"/>
    <style:font-face style:name="Times" svg:font-family="Times"/>
    <style:font-face style:name="TimesNewRomanPS-BoldMT" svg:font-family="TimesNewRomanPS-BoldMT"/>
    <style:font-face style:name="TimesNewRomanPSMT" svg:font-family="TimesNewRomanPSMT" style:font-family-generic="roman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Courier 10 Pitch"/>
    </style:style>
    <style:style style:name="P5" style:family="paragraph" style:parent-style-name="Standard">
      <style:text-properties style:font-name="Courier 10 Pitch" fo:font-weight="bold" style:font-weight-asian="bold" style:font-weight-complex="bold"/>
    </style:style>
    <style:style style:name="P6" style:family="paragraph" style:parent-style-name="Standard">
      <style:text-properties style:font-name="Courier 10 Pitch"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Times New Roman" fo:font-size="10pt" fo:font-weight="normal" style:font-name-asian="TimesNewRomanPS-BoldMT" style:font-size-asian="10pt" style:font-weight-asian="normal" style:font-name-complex="TimesNewRomanPS-BoldMT" style:font-size-complex="10pt" style:font-weight-complex="normal"/>
    </style:style>
    <style:style style:name="P8" style:family="paragraph" style:parent-style-name="Standard" style:list-style-name="L1"/>
    <style:style style:name="P9" style:family="paragraph" style:parent-style-name="Standard" style:list-style-name="L2"/>
    <style:style style:name="P10" style:family="paragraph" style:parent-style-name="Standard" style:list-style-name="L2">
      <style:text-properties fo:font-weight="normal" style:font-weight-asian="normal" style:font-weight-complex="normal"/>
    </style:style>
    <style:style style:name="P11" style:family="paragraph" style:parent-style-name="Standard" style:list-style-name="L3">
      <style:paragraph-properties fo:text-align="start" style:justify-single-word="false" style:text-autospace="none"/>
      <style:text-properties style:font-name="Times New Roman" fo:font-size="10pt" style:font-name-asian="TimesNewRomanPS-BoldMT" style:font-size-asian="10pt" style:font-name-complex="TimesNewRomanPS-BoldMT" style:font-size-complex="10pt"/>
    </style:style>
    <style:style style:name="P12" style:family="paragraph" style:parent-style-name="Standard" style:list-style-name="L3">
      <style:paragraph-properties fo:text-align="start" style:justify-single-word="false" style:text-autospace="none"/>
      <style:text-properties style:font-name="Times New Roman" fo:font-size="10pt" fo:font-weight="normal" style:font-name-asian="TimesNewRomanPS-BoldMT" style:font-size-asian="10pt" style:font-weight-asian="normal" style:font-name-complex="TimesNewRomanPS-BoldMT" style:font-size-complex="10pt" style:font-weight-complex="normal"/>
    </style:style>
    <style:style style:name="P13" style:family="paragraph" style:parent-style-name="Standard" style:list-style-name="L3">
      <style:paragraph-properties fo:text-align="start" style:justify-single-word="false" style:text-autospace="none"/>
      <style:text-properties style:font-name="Courier 10 Pitch" fo:font-size="12pt" style:font-name-asian="TimesNewRomanPSMT" style:font-size-asian="12pt" style:font-name-complex="TimesNewRomanPSMT" style:font-size-complex="12pt"/>
    </style:style>
    <style:style style:name="P14" style:family="paragraph" style:parent-style-name="Standard" style:list-style-name="L3">
      <style:paragraph-properties fo:text-align="start" style:justify-single-word="false" style:text-autospace="none"/>
      <style:text-properties style:font-name="Courier 10 Pitch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 style:text-autospac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10 Pitch"/>
    </style:style>
    <style:style style:name="T3" style:family="text">
      <style:text-properties style:font-name="Courier 10 Pitch" fo:font-weight="normal" style:font-weight-asian="normal" style:font-weight-complex="normal"/>
    </style:style>
    <style:style style:name="T4" style:family="text">
      <style:text-properties style:font-name="Courier 10 Pitch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T5" style:family="text">
      <style:text-properties style:font-name="Courier 10 Pitch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T6" style:family="text">
      <style:text-properties style:font-name="Courier 10 Pitch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Courier 10 Pitch" fo:font-size="12pt" style:font-name-asian="TimesNewRomanPSMT" style:font-size-asian="12pt" style:font-name-complex="TimesNewRomanPSMT" style:font-size-complex="12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style:font-name-asian="TimesNewRomanPSMT" style:font-weight-asian="normal" style:font-name-complex="TimesNewRomanPSMT" style:font-weight-complex="normal"/>
    </style:style>
    <style:style style:name="T10" style:family="text">
      <style:text-properties fo:color="#ff6309"/>
    </style:style>
    <style:style style:name="T11" style:family="text">
      <style:text-properties style:font-name-asian="TimesNewRomanPSMT" style:font-name-complex="TimesNewRomanPSMT"/>
    </style:style>
    <style:style style:name="T12" style:family="text">
      <style:text-properties style:font-name="Times New Roman" fo:font-size="10pt" fo:font-weight="normal" style:font-name-asian="TimesNewRomanPS-BoldMT" style:font-size-asian="10pt" style:font-weight-asian="normal" style:font-name-complex="TimesNewRomanPS-BoldMT" style:font-size-complex="10pt" style:font-weight-complex="normal"/>
    </style:style>
    <style:style style:name="T13" style:family="text">
      <style:text-properties style:font-name="Times New Roman" fo:font-size="10pt" style:font-size-asian="10pt" style:font-size-complex="10pt"/>
    </style:style>
    <style:style style:name="T14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-complex="TimesNewRomanPS-BoldMT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image text:level="2" text:style-name="Numbering_20_Symbols" xlink:href="Pictures/1000020000000010000000101B5106C7.gif" xlink:type="simple" xlink:show="embed" xlink:actuate="onLoad">
        <style:list-level-properties text:space-before="0.25in" text:min-label-width="0.25in" style:vertical-pos="bottom" style:vertical-rel="baseline" fo:width="0.1665in"/>
      </text:list-level-style-image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ile splitter</text:p>
      <text:p text:style-name="Standard">This assignment will give your practice implementing working with C file input/output, working with files, C/C++ mixing. </text:p>
      <text:p text:style-name="Standard"/>
      <text:p text:style-name="Standard">Goal: create file splitter/joiner application that allows the user to</text:p>
      <text:list xml:id="list1247781826" text:style-name="L1">
        <text:list-item>
          <text:p text:style-name="P8">split a file into pieces of a given size – imaging a situation when you need to transfer 1Gb file named “IN” from one computer to another using only 128Mb=134217728 bytes <text:s/>flash drive. <text:line-break/><text:span text:style-name="T2">./prog.exe -s 134217728 -o chunk_ -i IN<text:line-break/></text:span>takes file “IN” and splits it into chunk_0001, chunk_0002, ... all chunks except probably the last one have size <text:span text:style-name="T2">134217728</text:span> bytes.</text:p>
        </text:list-item>
        <text:list-item>
          <text:p text:style-name="P8">combine several pieces into a single file – in the above example merging all chunks into the original file.<text:line-break/><text:span text:style-name="T2">./prog.exe -j -o collected -i chunk1 chunk2 chunk3<text:line-break/></text:span>merges <text:s/>files “chunk1”, “chunk2”, “chunk3” into a file named “collected”. The size of “collected” should be exactly the sum of the sizes of “chunk1”, “chunk2”, <text:s/>and “chunk3”.</text:p>
        </text:list-item>
        <text:list-item>
          <text:p text:style-name="P8">command line switches:</text:p>
          <text:list>
            <text:list-item>
              <text:p text:style-name="P8">-j join</text:p>
            </text:list-item>
            <text:list-item>
              <text:p text:style-name="P8">-s split, followed by the desired chunk size</text:p>
            </text:list-item>
            <text:list-item>
              <text:p text:style-name="P8">-i input filename(s)</text:p>
            </text:list-item>
            <text:list-item>
              <text:p text:style-name="P8">-o </text:p>
              <text:list>
                <text:list-item>
                  <text:p text:style-name="P8">output filname when used with -j</text:p>
                </text:list-item>
                <text:list-item>
                  <text:p text:style-name="P8">chunk prefix when used with -s <text:s text:c="3"/><text:span text:style-name="T2"><text:s/><text:line-break/></text:span></text:p>
                </text:list-item>
              </text:list>
            </text:list-item>
          </text:list>
        </text:list-item>
      </text:list>
      <text:p text:style-name="Standard"/>
      <text:p text:style-name="P1">Incomplete interface (doesn't allow C/C++ mixing)</text:p>
      <text:p text:style-name="P5">#ifndef SPLITTER_H </text:p>
      <text:p text:style-name="P5">#define SPLITTER_H </text:p>
      <text:p text:style-name="P5"><text:span text:style-name="T1">enum </text:span>{E_BAD_SOURCE=1, E_BAD_DESTINATION, E_NO_MEMORY, E_NO_ACTION, E_SMALL_SIZE}; </text:p>
      <text:p text:style-name="P5"/>
      <text:p text:style-name="P5">int SplitFile(char const * <text:s/>filename, <text:s/>char const * output, <text:span text:style-name="T10">size_t</text:span> size); </text:p>
      <text:p text:style-name="P5">int JoinFiles(char** filenames, int num_files, char const * output); </text:p>
      <text:p text:style-name="P5">#endif </text:p>
      <text:p text:style-name="P4"/>
      <text:p text:style-name="P1"><text:span text:style-name="T8">Additional</text:span> <text:span text:style-name="T8">notes:</text:span></text:p>
      <text:list xml:id="list2180659698" text:style-name="L2">
        <text:list-item>
          <text:p text:style-name="P9">assume binary input and output and use <text:span text:style-name="T2">fread/fwrite</text:span></text:p>
        </text:list-item>
        <text:list-item>
          <text:p text:style-name="P9">use read buffer size set to the minimum of the desired chunk size and 4K=4096 .</text:p>
        </text:list-item>
        <text:list-item>
          <text:p text:style-name="P9">buffer should be allocated dynamically using malloc, </text:p>
        </text:list-item>
        <text:list-item>
          <text:p text:style-name="P9">I/O functions like <text:span text:style-name="T2">fseek, rewind</text:span>, etc should not be used.</text:p>
        </text:list-item>
        <text:list-item>
          <text:p text:style-name="P9">Return codes:</text:p>
          <text:list>
            <text:list-item>
              <text:p text:style-name="P9">E_BAD_SOURCE – if input file(s) cannot be open</text:p>
            </text:list-item>
            <text:list-item>
              <text:p text:style-name="P9">E_BAD_DESTINATION – if output file(s) cannot be open</text:p>
            </text:list-item>
            <text:list-item>
              <text:p text:style-name="P9">E_NO_MEMORY – if malloc fails</text:p>
            </text:list-item>
            <text:list-item>
              <text:p text:style-name="P9">E_NO_ACTION – used in driver only</text:p>
            </text:list-item>
            <text:list-item>
              <text:p text:style-name="P9">E_SMALL_SIZE – currently not used</text:p>
            </text:list-item>
          </text:list>
        </text:list-item>
        <text:list-item>
          <text:p text:style-name="P10"><text:soft-page-break/>chunk suffix is a 4 digit number padded with 0's, see implementation in <text:span text:style-name="T2">splitter.c.</text:span></text:p>
        </text:list-item>
        <text:list-item>
          <text:p text:style-name="P9">operating system will expand wildcards for you, so that if you type in the command line</text:p>
          <text:p text:style-name="P9"><text:span text:style-name="T3">./prog.exe -j -o collected -i chunk*<text:line-break/></text:span>and the current folder contains files chunk1, chunk2, chunk3, chunk4, then <text:span text:style-name="T2">argv</text:span> array will contain the following:<text:line-break/><text:span text:style-name="T3">./prog.exe <text:line-break/>-j <text:line-break/>-o <text:line-break/>collected <text:line-break/>-i <text:line-break/></text:span><text:span text:style-name="T2">chunk1 <text:line-break/>chunk2 <text:line-break/>chunk3 <text:line-break/>chunk4<text:line-break/></text:span>see sample implementation file.</text:p>
        </text:list-item>
        <text:list-item>
          <text:p text:style-name="P9">make sure your code compiles with all 9 targets (see Makefile), there are 3 compilers, and for each compiler your code will be compiled </text:p>
          <text:list>
            <text:list-item>
              <text:p text:style-name="P9">with C++ compiler (driver.cc and splitter.c) </text:p>
            </text:list-item>
            <text:list-item>
              <text:p text:style-name="P9">with C compiler (driver.c <text:s/>and splitter.c) </text:p>
            </text:list-item>
            <text:list-item>
              <text:p text:style-name="P9">with C++ compiler (driver.cc) and C compiler (splitter.c), then linked with C++ linker.</text:p>
            </text:list-item>
          </text:list>
        </text:list-item>
        <text:list-item>
          <text:p text:style-name="P9">make sure CodeGuard runs cleanly (target <text:span text:style-name="T1">bcc_cg</text:span>)</text:p>
        </text:list-item>
        <text:list-item>
          <text:p text:style-name="P9">make sure your code compiles with <text:span text:style-name="T2">doxygen </text:span>(download Doxygen configuration <text:span text:style-name="T2">Doxyfile</text:span> from this assignment folder and save it in the same folder with your code). </text:p>
        </text:list-item>
      </text:list>
      <text:p text:style-name="Standard"/>
      <text:p text:style-name="Standard"><text:span text:style-name="T1">Usefull tools</text:span>: (*nix,Cygwin – but there are Windows equivalents)</text:p>
      <text:list xml:id="list192931620" text:style-name="L3">
        <text:list-item>
          <text:p text:style-name="P11"><text:span text:style-name="T11">“od” -- octal dump (Cygwin's coreutils package), which may help you to examine the produced file. Usage <text:line-break/></text:span><text:span text:style-name="T7">od -x filename</text:span><text:span text:style-name="T15"><text:line-break/>output</text:span></text:p>
          <text:p text:style-name="P13">0000000 6923 6e66 6564 2066 4946 454c 414e 454d </text:p>
          <text:p text:style-name="P13">0000020 485f 0a0d </text:p>
          <text:p text:style-name="P13">0000024<text:line-break/><text:span text:style-name="T13">where the left column contains addresses, all other columns are ASCII codes in hexadecimal format corresponding to characters in the file, note that “6923” represents 2 characters – 23 and 69 (</text:span><text:span text:style-name="T14">in this order!!!</text:span><text:span text:style-name="T13">) which are '#' and 'i'. Also note that the file was in Windows text format, since we can clearly see “0a0d ” in the end, which is Windows CRLF (carriage return “0d ”, line feed “0a”) line terminator.</text:span></text:p>
        </text:list-item>
        <text:list-item>
          <text:p text:style-name="P12">“diff” – see a link on class web-page for more information.</text:p>
          <text:p text:style-name="P15"><text:span text:style-name="T12">Very basic usage:<text:line-break/></text:span><text:span text:style-name="T5">diff file1 file2</text:span><text:span text:style-name="T12"><text:line-break/></text:span>output will look lik<text:span text:style-name="T12">e<text:line-break/></text:span></text:p>
          <text:p text:style-name="P14">2c2</text:p>
          <text:p text:style-name="P14">&lt; a </text:p>
          <text:p text:style-name="P14">--- </text:p>
          <text:p text:style-name="P14">&gt; b</text:p>
          <text:p text:style-name="P12"/>
          <text:p text:style-name="P12">showing that there is a difference in line 2, which is 'a' in the first file and 'b' in the second. (I used 2 files with the same first line and second line in both files was a single character)</text:p>
        </text:list-item>
      </text:list>
      <text:p text:style-name="P7"/>
      <text:list xml:id="list157856538" text:continue-numbering="true" text:style-name="L3">
        <text:list-header>
          <text:p text:style-name="P11"><text:span text:style-name="T4">diff file1 file2 –strip-trailing-cr</text:span><text:span text:style-name="T11"><text:line-break/>“--strip-trailing-cr” flag makes “diff” to NOT pay attention to the newline style (do not use this flag for this assignment, </text:span><text:soft-page-break/><text:span text:style-name="T11">newlines have to be preserved)</text:span><text:span text:style-name="T4"> <text:line-break/></text:span><text:span text:style-name="T9">If there is a single line of output from “diff” - there is(are) differences, and you should figure out were exactly they are. Use<text:line-break/></text:span><text:span text:style-name="T4">diff </text:span><text:span text:style-name="T4">file1 file2 </text:span><text:span text:style-name="T4">-y</text:span><text:span text:style-name="T8"><text:line-break/>“-y” flag makes “diff” to display the output in two columns, marking lines that differ with a bar '|'.<text:line-break/></text:span><text:span text:style-name="T6">1<text:tab/><text:tab/><text:tab/><text:tab/><text:tab/>1 </text:span></text:p>
          <text:p text:style-name="P11"><text:span text:style-name="T4">a<text:tab/><text:tab/><text:tab/><text:tab/>|<text:tab/>b </text:span><text:span text:style-name="T12"><text:line-break/>Hint: 2 columns will not fit into a terminal, so you should either resize the terminal (click icon “</text:span><text:a xlink:type="simple" xlink:href="../../../../../../../../C:/"><text:span text:style-name="T12">C:\</text:span></text:a><text:span text:style-name="T12">”, then Properties-&gt;Layout-&gt;Window Size), or redirect output into a file (add “ &gt; difference.txt” in the end of diff line, and then open file “difference.txt” in any editor) </text:span></text:p>
        </text:list-header>
      </text:list>
      <text:p text:style-name="Standard"/>
      <text:p text:style-name="P1">Submission:</text:p>
      <text:p text:style-name="P2">submit electronically 3 files:</text:p>
      <text:p text:style-name="P6">splitter.c</text:p>
      <text:p text:style-name="P6">splitter.h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" svg:font-family="Helvetica"/>
    <style:font-face style:name="OpenSymbol" svg:font-family="OpenSymbol"/>
    <style:font-face style:name="StarSymbol" svg:font-family="StarSymbol"/>
    <style:font-face style:name="Tahoma1" svg:font-family="Tahoma"/>
    <style:font-face style:name="Times" svg:font-family="Times"/>
    <style:font-face style:name="TimesNewRomanPS-BoldMT" svg:font-family="TimesNewRomanPS-BoldMT"/>
    <style:font-face style:name="TimesNewRomanPSMT" svg:font-family="TimesNewRomanPSMT" style:font-family-generic="roman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en" fo:country="CA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DejaVu San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Dmitri Volper</meta:initial-creator>
    <meta:creation-date>2007-05-08T22:52:23</meta:creation-date>
    <dc:creator>Dmitri Volper</dc:creator>
    <dc:date>2012-10-16T16:15:36</dc:date>
    <meta:editing-cycles>52</meta:editing-cycles>
    <meta:editing-duration>PT00H48M00S</meta:editing-duration>
    <meta:document-statistic meta:table-count="0" meta:image-count="0" meta:object-count="0" meta:page-count="3" meta:paragraph-count="57" meta:word-count="816" meta:character-count="4632"/>
    <meta:user-defined meta:name="Info 1"/>
    <meta:user-defined meta:name="Info 2"/>
    <meta:user-defined meta:name="Info 3"/>
    <meta:user-defined meta:name="Info 4"/>
  </office:meta>
</office:document-meta>
</file>